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26800000163E213240E.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automatic-styles>
    <style:style style:name="P1" style:family="paragraph" style:parent-style-name="Text_20_body">
      <style:paragraph-properties fo:text-align="center" style:justify-single-word="false" fo:break-before="page"/>
      <style:text-properties fo:font-size="12pt" style:font-size-asian="12pt" style:font-size-complex="12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FreeSans2" fo:font-size="14pt" style:font-size-asian="14pt" style:font-size-complex="14pt"/>
    </style:style>
    <style:style style:name="P4" style:family="paragraph" style:parent-style-name="Heading">
      <style:paragraph-properties fo:text-align="center" style:justify-single-word="false"/>
      <style:text-properties style:font-name="FreeSans2" fo:font-size="26pt" style:font-size-asian="26pt" style:font-size-complex="26pt"/>
    </style:style>
    <style:style style:name="P5" style:family="paragraph" style:parent-style-name="Subtitle">
      <style:text-properties style:font-name="FreeSans2"/>
    </style:style>
    <style:style style:name="P6" style:family="paragraph" style:parent-style-name="Title">
      <style:text-properties style:font-name="FreeSans2"/>
    </style:style>
    <style:style style:name="P7" style:family="paragraph" style:parent-style-name="Beispiel">
      <style:paragraph-properties fo:margin-top="0cm" fo:margin-bottom="0.212cm" style:contextual-spacing="false"/>
    </style:style>
    <style:style style:name="P8" style:family="paragraph" style:parent-style-name="Preformatted_20_Text">
      <style:paragraph-properties fo:margin-left="1cm" fo:margin-right="1cm" fo:text-indent="0cm" style:auto-text-indent="false" fo:background-color="#ffff99">
        <style:tab-stops/>
        <style:background-image/>
      </style:paragraph-properties>
    </style:style>
    <style:style style:name="P9"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cm"/>
          <style:tab-stop style:position="16.499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text-properties officeooo:paragraph-rsid="000ac28c"/>
    </style:style>
    <style:style style:name="P18" style:family="paragraph" style:parent-style-name="Heading_20_1">
      <style:paragraph-properties fo:break-before="page"/>
    </style:style>
    <style:style style:name="P19" style:family="paragraph" style:parent-style-name="Preformatted_20_Text">
      <style:text-properties officeooo:paragraph-rsid="000ac28c"/>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FreeSerif2"/>
    </style:style>
    <style:style style:name="T7" style:family="text">
      <style:text-properties officeooo:rsid="000ac2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6">Tntnet users guide</text:p>
      <text:p text:style-name="P5">Authors: To<text:span text:style-name="T1">mmi Mäkitalo, Andreas Welchlin</text:span></text:p>
      <text:p text:style-name="P3"/>
      <text:p text:style-name="P3"/>
      <text:p text:style-name="P3"/>
      <text:p text:style-name="P3"><draw:frame draw:style-name="fr1" draw:name="Grafik1" text:anchor-type="paragraph" svg:width="7.001cm" svg:height="4.03cm" draw:z-index="0"><draw:image xlink:href="Pictures/200000020000026800000163E213240E.eps" xlink:type="simple" xlink:show="embed" xlink:actuate="onLoad"/></draw:frame></text:p>
      <text:p text:style-name="P1"/>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9">1<text:tab/>Concept<text:tab/>3</text:p>
          <text:p text:style-name="P9">2<text:tab/>Installing Tntnet<text:tab/>3</text:p>
          <text:p text:style-name="P9">3<text:tab/>Create a simple application with Tntnet<text:tab/>3</text:p>
          <text:p text:style-name="P9">4<text:tab/>C++-content (processing, expressions, conditional expressions)<text:tab/>4</text:p>
          <text:p text:style-name="P9">5<text:tab/>Query-arguments (scalar/vector, untyped/typed, default-value)<text:tab/>4</text:p>
          <text:p text:style-name="P9">6<text:tab/>Components<text:tab/>5</text:p>
          <text:p text:style-name="P9">7<text:tab/>Component-parameters<text:tab/>5</text:p>
          <text:p text:style-name="P9">8<text:tab/>Returning from components<text:tab/>6</text:p>
          <text:p text:style-name="P9">9<text:tab/>Calling components (dynamic/static)<text:tab/>6</text:p>
          <text:p text:style-name="P9">10<text:tab/>Calling components from c++<text:tab/>7</text:p>
          <text:p text:style-name="P9">11<text:tab/>Include ecpp-files<text:tab/>7</text:p>
          <text:p text:style-name="P9">12<text:tab/>Declaring subcomponents<text:tab/>8</text:p>
          <text:p text:style-name="P9">13<text:tab/>Passing parameters to components<text:tab/>8</text:p>
          <text:p text:style-name="P9">14<text:tab/>Defining scoped variables<text:tab/>9</text:p>
          <text:p text:style-name="P10">14.1<text:tab/>Lifetime<text:tab/>9</text:p>
          <text:p text:style-name="P10">14.2<text:tab/>Scope<text:tab/>10</text:p>
          <text:p text:style-name="P9">15<text:tab/>Cookies<text:tab/>11</text:p>
          <text:p text:style-name="P9">16<text:tab/>Component attributes<text:tab/>12</text:p>
          <text:p text:style-name="P9">17<text:tab/>Configuration<text:tab/>12</text:p>
          <text:p text:style-name="P9">18<text:tab/>Accessing configuration variables<text:tab/>13</text:p>
          <text:p text:style-name="P9">19<text:tab/>Logging<text:tab/>14</text:p>
          <text:p text:style-name="P9">20<text:tab/>Exception handling<text:tab/>14</text:p>
          <text:p text:style-name="P9">21<text:tab/>Savepoints<text:tab/>14</text:p>
          <text:p text:style-name="P9">22<text:tab/>Binary content<text:tab/>15</text:p>
          <text:p text:style-name="P9">23<text:tab/>Upload<text:tab/>15</text:p>
          <text:p text:style-name="P9">24<text:tab/>HTTP-Auth<text:tab/>16</text:p>
          <text:p text:style-name="P9">25<text:tab/>Using c++-classes<text:tab/>16</text:p>
          <text:p text:style-name="P9">26<text:tab/>Creating stand alone web applications<text:tab/>17</text:p>
          <text:p text:style-name="P9">27<text:tab/>Some notes about multi threading<text:tab/>18</text:p>
        </text:index-body>
      </text:table-of-content>
      <text:h text:style-name="Heading_20_1" text:outline-level="1" text:is-list-header="true"/>
      <text:h text:style-name="P18" text:outline-level="1">Concept</text:h>
      <text:p text:style-name="Text_20_body">Tntnet is a application server for <text:span text:style-name="T6">web</text:span> applications written in c++. A web application in tntnet is written with a template-language, which embeds c++-processing-instructions in html-pages. You can use ext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xml:id="list6241990751" text:style-name="L1">
        <text:list-item>
          <text:p text:style-name="P11">install cxxtools</text:p>
        </text:list-item>
        <text:list-item>
          <text:p text:style-name="P11">unpack the sources with “tar xzf tntnet-version.tar.gz”</text:p>
        </text:list-item>
        <text:list-item>
          <text:p text:style-name="P11">cd to the source-directory “cd tntnet-version.tar.gz”</text:p>
        </text:list-item>
        <text:list-item>
          <text:p text:style-name="P11">run “./configure”</text:p>
        </text:list-item>
        <text:list-item>
          <text:p text:style-name="P11">run “make”</text:p>
        </text:list-item>
        <text:list-item>
          <text:p text:style-name="P11">run “make install”</text:p>
        </text:list-item>
      </text:list>
      <text:p text:style-name="Text_20_body">This installs: The application server and tools for </text:p>
      <text:list xml:id="list16500928641" text:style-name="L2">
        <text:list-item>
          <text:p text:style-name="P12">tntnet – the web application server</text:p>
        </text:list-item>
        <text:list-item>
          <text:p text:style-name="P12">ecppc – the ecpp-compiler</text:p>
        </text:list-item>
        <text:list-item>
          <text:p text:style-name="P12">ecppl – the ecpp-language-extractor for internationalization</text:p>
        </text:list-item>
        <text:list-item>
          <text:p text:style-name="P12">ecppll – the ecpp-language-linker for internationalization</text:p>
        </text:list-item>
        <text:list-item>
          <text:p text:style-name="P12">some shared libraries</text:p>
        </text:list-item>
        <text:list-item>
          <text:p text:style-name="P12">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t way to create a tntnet-application is to use the tntnet-config-script. Just run “tntnet-config –project=projectname”. This creates a directory with the name of the project and:</text:p>
      <text:list xml:id="list11825840081" text:style-name="L3">
        <text:list-item>
          <text:p text:style-name="P13">projectname.ecpp – your first ecpp-file</text:p>
        </text:list-item>
        <text:list-item>
          <text:p text:style-name="P13">Makefile – a simple makefile to build the application</text:p>
        </text:list-item>
        <text:list-item>
          <text:p text:style-name="P13">tntnet.<text:span text:style-name="T7">xml</text:span> – a basic configuration file for tntnet</text:p>
        </text:list-item>
      </text:list>
      <text:p text:style-name="Text_20_body">It used to be necessary to use a valid C++-class name as a project name, since it was used as a class name internally. This is not true for tntnet 2.0 any more.</text:p>
      <text:p text:style-name="Text_20_body">To build the project, change to the directory and run “make”. This runs the necessary steps to create <text:soft-page-break/>a running application. You get a shared library projectname.so, which contains the web application. To run it enter “tntnet” and navigate your browser to http://localhost:8000/projectname. You get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alternative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column starts also c++-code until the end of line.</text:p>
      <text:p text:style-name="Text_20_body">A backslash disables the interpretation of the next character.</text:p>
      <text:p text:style-name="Text_20_body">You can embed the result of a c++-expression with <text:span text:style-name="T2">&lt;$ expr $&gt; </text:span>into the html-code. It is printed into the page. The type of the expression needs to have a output-operator for std::ostream. The output is automatically translated into html. Characters with special meaning in html are printed as their html entity counterpart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Source_20_Text"><text:span text:style-name="T2">reply.out()</text:span></text:span><text:span text:style-name="T4"> returns a </text:span><text:span text:style-name="Source_20_Text"><text:span text:style-name="T3">std::ostream</text:span></text:span><text:span text:style-name="T4">, which writes text to the html-page. </text:span><text:span text:style-name="Source_20_Text"><text:span text:style-name="T2">reply.sout()</text:span></text:span><text:span text:style-name="T2"> </text:span><text:span text:style-name="T4">returns a </text:span><text:span text:style-name="Source_20_Text"><text:span text:style-name="T3">std::ostream</text:span></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needs to interpret the content of the form.</text:p>
      <text:p text:style-name="Text_20_body">To support this, ecpp has a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Since tntnet 2.0 a parameter defined with the type bool is interpretation as true for all non empty strings. This makes it easy to check, if a specific submit button was pressed.</text:p>
      <text:p text:style-name="Text_20_body">Ecpp supports multiple input-tags with the same name, e.g. multiple checkboxes or select-tag with <text:soft-page-break/>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bool button1; // true, if the submit button with name “button1” was used for</text:p>
      <text:p text:style-name="Preformatted_20_Text"><text:s text:c="14"/>// submission</text:p>
      <text:p text:style-name="Preformatted_20_Text">int sport[]; <text:s/>// multiple checkboxes with the same name</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5">components</text:span>. They are identified by their name. The name is composed of the local-name and the library-name divided with '@'. The local name is by default the filename of the ecpp file without path and extension, but may be changed to whatever needed by passing a name using -n to the ecpp compiler ecppc. The -n switch can be used to pass full path names as component names.</text:p>
      <text:p text:style-name="Text_20_body">Components, which are called by Tntnet are called top-level-components.</text:p>
      <text:p text:style-name="Text_20_body">Components can contain internal <text:span text:style-name="T5">subcomponents</text:span>. The subcomponent-name is appended to the class-name divided by a dot. Subcomponents can't be called directly from tntnet but only explicitly using a component call.</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P7">identifies a subcomponent “subcomp” of “mycomp@app”</text:p>
      <text:p text:style-name="P8">foo/bar/baz@webapp</text:p>
      <text:p text:style-name="Beispiel">identifies the component “foo/bar/baz” in the shared library “webapp.so”</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browser. This includes information about http-headers, the peer-ip, cookies or multipart-components. The parameter is an instance of the class “tnt::httpRequest”.</text:p>
      <text:p text:style-name="Text_20_body">The “reply”-parameter is used to build the answer to the request. The reply-object is an instance of the class “tnt::httpReply”. It contains methods to manipulate the http-headers and an output-stream for writing to the http-body.</text:p>
      <text:p text:style-name="Text_20_body">“qparam” specifies the query-parameters of the component. For top-level-components it contains the <text:soft-page-break/>query-parameters of the form. As described above, the parameters are normally accessed using the &lt;%args&gt;-block.</text:p>
      <text:h text:style-name="Heading_20_1" text:outline-level="1">Returning from components</text:h>
      <text:p text:style-name="Text_20_body">Top-level-components return the http-response-code as an unsigned integer. If a explicit return-statement is not specified the constant HTTP_OK is returned. Constants, which define http-response-codes are defined in the header tnt/http.h.</text:p>
      <text:p text:style-name="Text_20_body">As a special case the web application may return the constant DECLINED. It tells Tntnet, that the current components is not interested in processing the reply further and Tntnet should continue in the url mapping table (see configuration section).</text:p>
      <text:p text:style-name="Text_20_body">Exceptions may be thrown if something goes wrong. All exceptions are catched by Tntnet and sent with an internal server error to the client. A exception of class tnt::HttpError carry a http return code, which is used, when this type is thrown. Additional http headers can be set also. This is useful for generating special http responses like redirects.</text:p>
      <text:p text:style-name="Text_20_body">But to make it even easier there are special methods for redirects and also authorization. Both are handled using exceptions.</text:p>
      <text:p text:style-name="Text_20_body">To make a redirect, you may call reply.redirect with the new location as a parameter:</text:p>
      <text:p text:style-name="Beispiel">Example:</text:p>
      <text:p text:style-name="Preformatted_20_Text">&lt;%cpp&gt;</text:p>
      <text:p text:style-name="Preformatted_20_Text"><text:s text:c="2"/>return reply.redirect(“/new/location.html”);</text:p>
      <text:p text:style-name="Preformatted_20_Text">&lt;/%cpp&gt;</text:p>
      <text:p text:style-name="Beispiel">sends a http-redirect message to the client</text:p>
      <text:p text:style-name="Text_20_body">Note that that the redirect method never returns but throws a tnt::HttpError. It is still defined as returning an unsigned, so that the return statement, although syntactically correct, may be left out. It is just for syntactic sugar.</text:p>
      <text:p text:style-name="Text_20_body">Http-authorization is also implemented like redirects. This is explained in more detail later in this document.</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alternatives to call a component.</text:p>
      <text:p text:style-name="Text_20_body">In the simplest and maybe most common case the component-name without library-part can be written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text:soft-page-break/>&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text:span text:style-name="T4">It </text:span></text:span>takes the parameters</text:p>
      <text:list xml:id="list1868531351" text:style-name="L4">
        <text:list-item>
          <text:p text:style-name="P14">component-id (of type <text:span text:style-name="Source_20_Text">tnt::compident</text:span> or <text:span text:style-name="Source_20_Text">tnt::subcompident</text:span> or a <text:span text:style-name="Source_20_Text">std::string</text:span>)</text:p>
        </text:list-item>
        <text:list-item>
          <text:p text:style-name="P14">request</text:p>
        </text:list-item>
        <text:list-item>
          <text:p text:style-name="P14">reply</text:p>
        </text:list-item>
        <text:list-item>
          <text:p text:style-name="P14">query-parameter-object (of type <text:span text:style-name="T2">tnt</text:span><text:span text:style-name="Source_20_Text">::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but no <text:span text:style-name="Source_20_Text">reply</text:span>. Instead a temporary reply-object is created when the component is call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xml:id="list420344074" text:style-name="L5">
        <text:list-item>
          <text:p text:style-name="P15">global declarations</text:p>
        </text:list-item>
        <text:list-item>
          <text:p text:style-name="P15">initialization, which is needed in multiple components</text:p>
        </text:list-item>
        <text:list-item>
          <text:p text:style-name="P15"><text:soft-page-break/>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Source_20_Text"><text:span text:style-name="T2">compname</text:span></text:span><text:span text:style-name="Source_20_Text"><text:span text:style-name="T3">&gt;...&lt;/%def&gt;</text:span></text:span><text:span text:style-name="T4">. The syntax of subcomponents is the same as in top-level-components. The only exception is, </text:span><text:span text:style-name="T4">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text:soft-page-break/></text:p>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p text:style-name="Text_20_body"/>
      <text:h text:style-name="Heading_20_1" text:outline-level="1">Defining scoped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h text:style-name="Heading_20_2" text:outline-level="2">Lifetime</text:h>
      <text:p text:style-name="Text_20_body">Variables are defined in a lifetime-area. The lifetime can be session, request, application or thread.</text:p>
      <text:p text:style-name="Text_20_body">Session-variables are valid for the current user session. Sessions are identified by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runs. They are shared between users.</text:p>
      <text:p text:style-name="Beispiel"><text:soft-page-break/>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its own copy.</text:p>
      <text:p text:style-name="Beispiel">Example</text:p>
      <text:p text:style-name="Preformatted_20_Text">&lt;%thread&gt;</text:p>
      <text:p text:style-name="Preformatted_20_Text">tntdb::Connection myConnection(“sqlite:customer.db”);</text:p>
      <text:p text:style-name="Preformatted_20_Text">&lt;/%thread&gt;</text:p>
      <text:h text:style-name="Heading_20_2" text:outline-level="2">Scope</text:h>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p text:style-name="Text_20_body">A special case is parameter scope. This is a technique, where we can pass almost any class we need as a parameter to subcomponents. The scoping technique is used here.</text:p>
      <text:p text:style-name="Text_20_body">In components we can define parameter scope variables:</text:p>
      <text:p text:style-name="Beispiel">Example</text:p>
      <text:p text:style-name="Preformatted_20_Text">&lt;%param&gt;</text:p>
      <text:p text:style-name="Preformatted_20_Text">tntdb::Connection myConnection(“sqlite:customer.db”);</text:p>
      <text:p text:style-name="Preformatted_20_Text">&lt;/%param&gt;</text:p>
      <text:p text:style-name="Text_20_body"/>
      <text:p text:style-name="Text_20_body">As with other variables, we can pass constructor parameters for default construction, when the parameter is not set. We can not define a scope, since parameters are always local to the current component.</text:p>
      <text:p text:style-name="Text_20_body">When we call these components, we pass the variable as name value pairs divided by '=' in brackets <text:soft-page-break/>just after the component name:</text:p>
      <text:p text:style-name="Beispiel">Example</text:p>
      <text:p text:style-name="P8">&lt;%cpp&gt;</text:p>
      <text:p text:style-name="P8">tntdb::Connection conn(dburl);</text:p>
      <text:p text:style-name="P8">&lt;/%cpp&gt;</text:p>
      <text:p text:style-name="P8">&lt;&amp; mysubcomp(myConnection = conn) &amp;&gt;</text:p>
      <text:p text:style-name="Text_20_body">Here we define a connection object and pass it as a named parameter.</text:p>
      <text:p text:style-name="Text_20_body">Note that the object is passed by value, which means, that the object is copied once. If you want to pass the object by reference without copying, you may pass a pointer to it. The &lt;%param&gt;-block needs to specify the pointer type also.</text:p>
      <text:p text:style-name="Text_20_body">Types are not checked at compile time. If you pass a wrong type, the behavior is undefined. You should really be careful, what to pass.</text:p>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Beispiel">Example:</text:p>
      <text:p text:style-name="Beispiel">To set a cookie:</text:p>
      <text:p text:style-name="Preformatted_20_Text">&lt;{</text:p>
      <text:p text:style-name="Preformatted_20_Text"><text:s text:c="2"/>reply.setCookie(“mycookie”, “myvalue”);</text:p>
      <text:p text:style-name="Preformatted_20_Text">}&gt;</text:p>
      <text:p text:style-name="Preformatted_20_Text"/>
      <text:p text:style-name="Text_20_body"/>
      <text:p text:style-name="Beispiel">At next request retrieve the value:</text:p>
      <text:p text:style-name="Preformatted_20_Text">&lt;{</text:p>
      <text:p text:style-name="Preformatted_20_Text"><text:s text:c="2"/>std::string v = request.getCookie(“mycookie”);</text:p>
      <text:p text:style-name="Preformatted_20_Text"><text:s text:c="2"/>// “v” has the value “myvalue” now</text:p>
      <text:p text:style-name="Preformatted_20_Text">}&gt;</text:p>
      <text:p text:style-name="Text_20_body"/>
      <text:p text:style-name="Beispiel">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Beispiel">Example:</text:p>
      <text:p text:style-name="Beispiel"><text:soft-page-break/>Define a attribute:</text:p>
      <text:p text:style-name="Preformatted_20_Text">&lt;%attr&gt;</text:p>
      <text:p text:style-name="Preformatted_20_Text">myattribute = “myvalue”;</text:p>
      <text:p text:style-name="Preformatted_20_Text">&lt;/%attr&gt;</text:p>
      <text:p text:style-name="Preformatted_20_Text"/>
      <text:p text:style-name="Text_20_body"/>
      <text:p text:style-name="Beispiel">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text:span text:style-name="T7">xml</text:span>”, but you can pass a different file as <text:span text:style-name="T7">the first </text:span>parameter to tntnet.</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 To define back references, enclose the interesting part in brackets and reference them in the mapping using the dollar sign with a digit. The digit specifies, which bracketed part is replaced. The brackets are numbered from 1.</text:p>
      <text:p text:style-name="Beispiel">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text:soft-page-break/>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Beispiel">Example:</text:p>
      <text:p text:style-name="Preformatted_20_Text">&lt;%config&gt;</text:p>
      <text:p text:style-name="Preformatted_20_Text">dburl = “database=mydb”;</text:p>
      <text:p text:style-name="Preformatted_20_Text">&lt;/%config&gt;</text:p>
      <text:p text:style-name="Text_20_body"/>
      <text:p text:style-name="Beispiel">To set the dburl-parameter put a line:</text:p>
      <text:p text:style-name="Preformatted_20_Text"><text:span text:style-name="T7">&lt;</text:span>dburl<text:span text:style-name="T7">&gt;</text:span>database=anotherdb<text:span text:style-name="T7">&lt;/dburl&gt;</text:span></text:p>
      <text:p text:style-name="Text_20_body"/>
      <text:p text:style-name="Text_20_body">into tntnet.<text:span text:style-name="T7">xml</text:span>.</text:p>
      <text:p text:style-name="Text_20_body">If you don't specify a default value, the variable is set to an empty string, when not set in tntnet.<text:span text:style-name="T7">xml</text:span>.</text:p>
      <text:h text:style-name="Heading_20_1" text:outline-level="1">Logging</text:h>
      <text:p text:style-name="P17"><text:span text:style-name="T7">For logging the logging library from cxxtools is used. </text:span>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2">What is logged where is specified in “tntnet.<text:span text:style-name="T7">xml</text:span>”. Just look into the example tntnet.<text:span text:style-name="T7">xml</text:span> for some details about configuration and look at the documentation of the <text:span text:style-name="T7">cxxtools </text:span>logging 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Beispiel">Example:</text:p>
      <text:p text:style-name="Preformatted_20_Text">&lt;{</text:p>
      <text:p text:style-name="Preformatted_20_Text"><text:s text:c="2"/>try</text:p>
      <text:p text:style-name="Preformatted_20_Text"><text:s text:c="2"/>{</text:p>
      <text:p text:style-name="Preformatted_20_Text"><text:s text:c="4"/>tnt::Savepoint mysavepoint(reply);</text:p>
      <text:p text:style-name="Preformatted_20_Text">}&gt;</text:p>
      <text:p text:style-name="Preformatted_20_Text"><text:s text:c="3"/>&lt;form&gt;</text:p>
      <text:p text:style-name="Preformatted_20_Text"><text:s text:c="4"/>&lt;input type=”text” name=”value” value=”&lt;$ object.getValue() $&gt;”&gt;</text:p>
      <text:p text:style-name="Preformatted_20_Text"><text:soft-page-break/><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p text:style-name="Text_20_body">Note, that you have to include &lt;tnt/savepoint.h&gt; somewhere in a &lt;%pre&gt;-section to get the definition of tnt::Savepoint.</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text:span text:style-name="T7">the mappings section of </text:span>your tntnet.<text:span text:style-name="T7">xml</text:span>:</text:p>
      <text:p text:style-name="P19"><text:span text:style-name="T7">&lt;mapping&gt;</text:span></text:p>
      <text:p text:style-name="P19"><text:span text:style-name="T7"><text:s text:c="2"/>&lt;url&gt;^/images/(*.jpg)$&lt;/url&gt;</text:span></text:p>
      <text:p text:style-name="P19"><text:span text:style-name="T7"><text:s text:c="2"/>&lt;target&gt; mymultiimagecomponent@mywebapp&lt;/target&gt;</text:span></text:p>
      <text:p text:style-name="P19"><text:span text:style-name="T7"><text:s text:c="2"/>&lt;pathinfo&gt;$1&lt;/pathinfo&gt;</text:span></text:p>
      <text:p text:style-name="P19"><text:span text:style-name="T7">&lt;/mapping&gt;</text:span></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ext:soft-page-break/>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Beispiel">Example:</text:p>
      <text:p text:style-name="Beispiel">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Text_20_body"/>
      <text:p text:style-name="Beispiel">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xml:id="list859729153" text:style-name="L6">
        <text:list-item>
          <text:p text:style-name="P16">request.getUsername() returns returns the user name sent by the client as a std::string or an empty string, if nothing set</text:p>
        </text:list-item>
        <text:list-item>
          <text:p text:style-name="P16">request.verifyPassword(std::string password) returns true, if the password, which is sent by the client, matches the passwort passed as a parameter. Alternatively you can use request.getPassword(), which returns the password as sent from the client.</text:p>
        </text:list-item>
        <text:list-item>
          <text:p text:style-name="P16">reply.notAuthorized(std::string realm) throws a http-exception, which sets the proper HTTP-header for basic authentication.</text:p>
        </text:list-item>
      </text:list>
      <text:p text:style-name="Text_20_body">This makes using HTTP basic authentication simple:</text:p>
      <text:p text:style-name="Preformatted_20_Text">&lt;{</text:p>
      <text:p text:style-name="Preformatted_20_Text"><text:s text:c="2"/>if (request.getUsername() != "Aladdin" <text:s/>// user name wrong?</text:p>
      <text:p text:style-name="Preformatted_20_Text"><text:s text:c="4"/>|| !request.verifyPassword("open sesame")) <text:s/>// password wrong?</text:p>
      <text:p text:style-name="Preformatted_20_Text"><text:s text:c="2"/>{</text:p>
      <text:p text:style-name="Preformatted_20_Text"><text:s text:c="4"/>reply.notAuthorized("who says what to open the sesame?");</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text:soft-page-break/>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Beispiel">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Creating stand alone web applications</text:h>
      <text:p text:style-name="Text_20_body">Instead of compiling your application into a shared library you may create a stand alone web application. You do not need the tntnet application server and no configuration file. All is handled in the tntnet-library libtntnet. All you have to do in addition to creating you application itself is to create a main-function, which instantiates a tntnet-instance, configures and runs the server. The actual application server is represented by the class tnt::Tntnet in the include file &lt;tnt/tntnet.h&gt;. You need to call tnt::Tntnet::listen (or tnt::Tntnet::sslListen) with an ip-address as a std::string and a port as an unsigned short to tell tntnet, where to accept connections from. To tell, tntnet how to find your application you need to add url-mappings with the method tnt::Tntnet::mapUrl. This takes 2 parameters: a url (or a regular expression) and a component name. The component name do not have a library part as before, since the components are compiled into the binary, although it is possible to add a library part, in which case tntnet loads the component library as before. The method returns a reference to a new tnt::Maptarget-object, where you may add additional parameters like a custom path info.</text:p>
      <text:p text:style-name="Text_20_body">To run the application, call the method tnt::Tntnet::run().</text:p>
      <text:p text:style-name="Beispiel">Example:</text:p>
      <text:p text:style-name="Beispiel">Create a file main.cpp:</text:p>
      <text:p text:style-name="Preformatted_20_Text">#include &lt;tnt/tntnet.h&g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Tntnet app;</text:p>
      <text:p text:style-name="Preformatted_20_Text"/>
      <text:p text:style-name="Preformatted_20_Text"><text:s text:c="4"/>app.listen("0.0.0.0", 8000);</text:p>
      <text:p text:style-name="Preformatted_20_Text"/>
      <text:p text:style-name="Preformatted_20_Text"><text:s text:c="4"/>app.mapUrl("^/$", "hello")</text:p>
      <text:p text:style-name="Preformatted_20_Text"><text:s text:c="7"/>.setPathInfo("/hello");</text:p>
      <text:p text:style-name="Preformatted_20_Text"/>
      <text:p text:style-name="Preformatted_20_Text"><text:s text:c="4"/>app.mapUrl("^/(.*)$", "$1");</text:p>
      <text:p text:style-name="Preformatted_20_Text"/>
      <text:p text:style-name="Preformatted_20_Text"><text:s text:c="4"/>std::cout &lt;&lt; "the hello application is found at http://localhost:8080/" &lt;&lt; std::endl;</text:p>
      <text:p text:style-name="Preformatted_20_Text"><text:s text:c="4"/>app.run();</text:p>
      <text:p text:style-name="Preformatted_20_Text"><text:s text:c="2"/>}</text:p>
      <text:p text:style-name="Preformatted_20_Text"><text:s text:c="2"/>catch (const std::exception&amp; e)</text:p>
      <text:p text:style-name="Preformatted_20_Text"><text:s text:c="2"/>{</text:p>
      <text:p text:style-name="Preformatted_20_Text"><text:soft-page-break/><text:s text:c="4"/>std::cerr &lt;&lt; e.what() &lt;&lt; std::endl;</text:p>
      <text:p text:style-name="Preformatted_20_Text"><text:s text:c="2"/>}</text:p>
      <text:p text:style-name="Preformatted_20_Text">}</text:p>
      <text:p text:style-name="Preformatted_20_Text"/>
      <text:p text:style-name="Text_20_body"/>
      <text:p text:style-name="Beispiel">Create a web application hello.ecpp. We put a simple greeting into the application here:</text:p>
      <text:p text:style-name="Preformatted_20_Text">&lt;html&gt;</text:p>
      <text:p text:style-name="Preformatted_20_Text"><text:s/>&lt;body&gt;</text:p>
      <text:p text:style-name="Preformatted_20_Text"><text:s text:c="2"/>&lt;h1&gt;Hello&lt;/h1&gt;</text:p>
      <text:p text:style-name="Preformatted_20_Text"><text:s/>&lt;/body&gt;</text:p>
      <text:p text:style-name="Preformatted_20_Text">&lt;/html&gt;</text:p>
      <text:p text:style-name="Text_20_body"/>
      <text:p text:style-name="Beispiel">Compile and link the main application and the component:</text:p>
      <text:p text:style-name="Preformatted_20_Text">g++ -c main.cpp</text:p>
      <text:p text:style-name="Preformatted_20_Text">ecppc hello.ecpp</text:p>
      <text:p text:style-name="Preformatted_20_Text">g++ -c hello.cpp</text:p>
      <text:p text:style-name="Preformatted_20_Text">g++ -o hello main.o hello.o -ltntnet</text:p>
      <text:p text:style-name="Text_20_body">Run the new binary hello and navigate your browser to http://localhost:8000/ and you will see a greeting from your application.</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contextual-spacing="false"/>
      <style:text-properties style:font-name="FreeSeri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Free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erif"/>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cm" style:type="right" style:leader-style="dotted" style:leader-text="."/>
          <style:tab-stop style:position="4.001cm" style:type="right" style:leader-style="dotted" style:leader-text="."/>
          <style:tab-stop style:position="16.999cm" style:type="right" style:leader-style="dotted" style:leader-text="."/>
        </style:tab-stops>
      </style:paragraph-properties>
      <style:text-properties style:font-name="Tim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contextual-spacing="false"/>
      <style:text-properties style:font-name="FreeMono" fo:font-size="10pt" fo:font-style="normal" fo:font-weight="normal"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FreeSerif1" fo:font-style="normal"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0.199cm" text:min-label-distance="0.499cm"/>
      </text:outline-level-style>
      <text:outline-level-style text:level="2" style:num-format="1" text:display-levels="2">
        <style:list-level-properties text:space-before="0.199cm" text:min-label-distance="0.4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ntnet users guide<text:tab/><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5-05-26T22:08:05</meta:creation-date>
    <dc:date>2013-02-24T18:06:33</dc:date>
    <meta:printed-by>Tommi Mäkitalo</meta:printed-by>
    <meta:print-date>2005-11-25T20:58:51</meta:print-date>
    <dc:language>en-US</dc:language>
    <meta:editing-cycles>55</meta:editing-cycles>
    <meta:editing-duration>PT1H59M24S</meta:editing-duration>
    <dc:creator>Tommi Mäkitalo</dc:creator>
    <meta:document-statistic meta:table-count="0" meta:image-count="1" meta:object-count="0" meta:page-count="17" meta:paragraph-count="465" meta:word-count="4789" meta:character-count="31600" meta:non-whitespace-character-count="27130"/>
    <meta:user-defined meta:name="Info 1"/>
    <meta:user-defined meta:name="Info 2"/>
    <meta:user-defined meta:name="Info 3"/>
    <meta:user-defined meta:name="Info 4"/>
  </office:meta>
</office:document-meta>
</file>